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fo:break-before="page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996633" fo:padding="0.097cm" fo:border="0.002cm solid #000000">
        <style:background-image/>
      </style:table-cell-properties>
    </style:style>
    <style:style style:name="表13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3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1"/>
    <style:style style:name="P19" style:family="paragraph" style:parent-style-name="Standard" style:list-style-name="L1">
      <style:text-properties fo:font-size="13pt" style:font-size-asian="13pt" style:font-size-complex="13pt"/>
    </style:style>
    <style:style style:name="P20" style:family="paragraph" style:parent-style-name="Standard" style:list-style-name="L4">
      <style:text-properties fo:font-size="13pt" style:font-size-asian="13pt" style:font-size-complex="13pt"/>
    </style:style>
    <style:style style:name="P21" style:family="paragraph" style:parent-style-name="Standard" style:list-style-name="L5">
      <style:text-properties fo:font-size="13pt" style:font-size-asian="13pt" style:font-size-complex="13pt"/>
    </style:style>
    <style:style style:name="P22" style:family="paragraph" style:parent-style-name="Standard" style:list-style-name="L6">
      <style:text-properties fo:font-size="13pt" style:font-size-asian="13pt" style:font-size-complex="13pt"/>
    </style:style>
    <style:style style:name="P23" style:family="paragraph" style:parent-style-name="Standard" style:list-style-name="L7">
      <style:text-properties fo:font-size="13pt" style:font-size-asian="13pt" style:font-size-complex="13pt"/>
    </style:style>
    <style:style style:name="P24" style:family="paragraph" style:parent-style-name="Standard" style:list-style-name="L8">
      <style:text-properties fo:font-size="13pt" style:font-size-asian="13pt" style:font-size-complex="13pt"/>
    </style:style>
    <style:style style:name="P25" style:family="paragraph" style:parent-style-name="Standard" style:list-style-name="L10">
      <style:text-properties fo:font-size="13pt" style:font-size-asian="13pt" style:font-size-complex="13pt"/>
    </style:style>
    <style:style style:name="P26" style:family="paragraph" style:parent-style-name="Standard" style:list-style-name="L11">
      <style:text-properties fo:font-size="13pt" style:font-size-asian="13pt" style:font-size-complex="13pt"/>
    </style:style>
    <style:style style:name="P27" style:family="paragraph" style:parent-style-name="Standard" style:list-style-name="L12">
      <style:text-properties fo:font-size="13pt" style:font-size-asian="13pt" style:font-size-complex="13pt"/>
    </style:style>
    <style:style style:name="P28" style:family="paragraph" style:parent-style-name="Standard" style:list-style-name="L13">
      <style:text-properties fo:font-size="13pt" style:font-size-asian="13pt" style:font-size-complex="13pt"/>
    </style:style>
    <style:style style:name="P29" style:family="paragraph" style:parent-style-name="Standard" style:list-style-name="L15">
      <style:text-properties fo:font-size="13pt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1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2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6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2"/>
    <style:style style:name="P41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3" style:family="paragraph" style:parent-style-name="Table_20_Contents" style:list-style-name="L2">
      <style:text-properties fo:font-size="13pt" style:font-size-asian="13pt" style:font-size-complex="13pt"/>
    </style:style>
    <style:style style:name="P44" style:family="paragraph" style:parent-style-name="Table_20_Contents" style:list-style-name="L3">
      <style:text-properties fo:font-size="13pt" style:font-size-asian="13pt" style:font-size-complex="13pt"/>
    </style:style>
    <style:style style:name="P45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25759255554499618" text:style-name="L1">
        <text:list-item>
          <text:list>
            <text:list-header>
              <text:p text:style-name="P42">@@@</text:p>
            </text:list-header>
          </text:list>
          <text:p text:style-name="P45">#_ </text:p>
        </text:list-item>
      </text:list>
      <text:p text:style-name="P1">------------------------------------------------------------ [STEPS : ops] 20191006_070127</text:p>
      <text:list xml:id="list28804389" text:continue-numbering="true" text:style-name="L1">
        <text:list-item>
          <text:p text:style-name="P19">get : image &amp; video files &amp; <office:annotation office:name="__Annotation__979_470973970"><dc:creator>iwabuchi ken</dc:creator><dc:date>2019-11-11T09:59:29.56</dc:date><text:p text:style-name="P46"><text:span text:style-name="T18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57</dc:date><text:p><text:span text:style-name="T20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90</dc:date><text:p text:style-name="P46"><text:span text:style-name="T18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5169151804344183529" text:style-name="L2">
              <text:list-item>
                <text:p text:style-name="P43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91</dc:date><text:p><text:span text:style-name="T18">C:\Users\iwabuchiken\Music\iTunes\iTunes Media\Voice Memos</text:span></text:p></office:annotation>C:\Use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3090580686989766826" text:style-name="L3">
              <text:list-item>
                <text:p text:style-name="P44">DUP <text:s/></text:p>
              </text:list-item>
              <text:list-item>
                <text:p text:style-name="P44">change file name </text:p>
              </text:list-item>
            </text:list>
          </table:table-cell>
          <table:covered-table-cell/>
          <table:covered-table-cell/>
        </table:table-row>
      </table:table>
      <text:list xml:id="list28798237" text:continue-list="list28804389" text:style-name="L1">
        <text:list-item>
          <text:p text:style-name="P19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317266803286899651" text:style-name="L4">
              <text:list-item>
                <text:p text:style-name="P20">start</text:p>
              </text:list-item>
              <text:list-item>
                <text:p text:style-name="P20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16</dc:date><text:p text:style-name="P46"><text:span text:style-name="T18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3114280037564635700" text:style-name="L5">
              <text:list-item>
                <text:p text:style-name="P21">open =&gt; C:\Users\iwabuchiken\Music\iTunes\iTunes Media\Voice Memos </text:p>
              </text:list-item>
              <text:list-item>
                <text:p text:style-name="P21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4810963708810909214" text:style-name="L6">
              <text:list-item>
                <text:p text:style-name="P22">open =&gt; C:\WORKS_2\WS\WS_Cake_IFM11\commands\11-0) update date.txt</text:p>
              </text:list-item>
              <text:list-item>
                <text:p text:style-name="P22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8809721" text:continue-list="list28798237" text:style-name="L1">
        <text:list-item>
          <text:list>
            <text:list-item>
              <text:p text:style-name="P30">explorer</text:p>
              <text:list>
                <text:list-item>
                  <text:p text:style-name="P30">select : “kbuchi<text:span text:style-name="T1">のiphone</text:span>”</text:p>
                </text:list-item>
                <text:list-item>
                  <text:p text:style-name="P30">click → list pain</text:p>
                </text:list-item>
                <text:list-item>
                  <text:p text:style-name="P30">(End &gt; Ret) x 3</text:p>
                </text:list-item>
                <text:list-item>
                  <text:p text:style-name="P30">“<text:span text:style-name="T1">表示方法</text:span>” ==&gt; “<text:span text:style-name="T1">詳細</text:span>”</text:p>
                </text:list-item>
                <text:list-item>
                  <text:p text:style-name="P30">image files</text:p>
                  <text:list>
                    <text:list-item>
                      <text:p text:style-name="P30">“<text:span text:style-name="T1">更新日時</text:span>” → click (to <text:span text:style-name="T1">下向き三角)</text:span></text:p>
                    </text:list-item>
                    <text:list-item>
                      <text:p text:style-name="P31">move → col “更新日時” to ==&gt; next to “名前”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  <text:list-item>
                  <text:p text:style-name="P31">video files</text:p>
                  <text:list>
                    <text:list-item>
                      <text:p text:style-name="P30">“<text:span text:style-name="T1">種類</text:span>” → click (to <text:span text:style-name="T1">下向き三角) x 2</text:span>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</text:list>
            </text:list-item>
            <text:list-item>
              <text:p text:style-name="P30">open : </text:p>
            </text:list-item>
          </text:list>
        </text:list-item>
        <text:list-item>
          <text:p text:style-name="P1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text:span text:style-name="T14">######</text:span>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<text:soft-page-break/>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8798874" text:continue-numbering="true" text:style-name="L1">
        <text:list-item>
          <text:p text:style-name="P32">“3<text:tab/>Delete_in-db-existing-files”</text:p>
        </text:list-item>
        <text:list-item>
          <text:p text:style-name="P32">(if any) book page image ---&gt; move to : C:\WORKS_2\WS\WS_Cake_IFM11\photo-books</text:p>
        </text:list-item>
        <text:list-item>
          <text:p text:style-name="P32">“5<text:tab/>start editing”</text:p>
        </text:list-item>
        <text:list-item>
          <text:p text:style-name="P18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2">close</text:p>
          <text:list>
            <text:list-item>
              <text:p text:style-name="P32">folder</text:p>
              <text:list>
                <text:list-item>
                  <text:p text:style-name="P32">“tmp”</text:p>
                </text:list-item>
                <text:list-item>
                  <text:p text:style-name="P32">コンピューター\kbuchi の iPhone\Internal Storage\DCIM\140APPLE</text:p>
                </text:list-item>
              </text:list>
            </text:list-item>
            <text:list-item>
              <text:p text:style-name="P32">text file → 11-0) update date.txt</text:p>
              <text:p text:style-name="P19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1567953115411290792" text:style-name="L7">
              <text:list-item>
                <text:p text:style-name="P23">folder</text:p>
                <text:list>
                  <text:list-item>
                    <text:p text:style-name="P23">“tmp” </text:p>
                  </text:list-item>
                  <text:list-item>
                    <text:p text:style-name="P23">“コンピューター\kbuchi の iPhone\Internal Storage\DCIM\140APPLE”</text:p>
                  </text:list-item>
                </text:list>
              </text:list-item>
              <text:list-item>
                <text:p text:style-name="P23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21</dc:date><text:p text:style-name="P46"><text:span text:style-name="T19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8801753" text:continue-list="list28798874" text:style-name="L1">
        <text:list-header>
          <text:p text:style-name="P42"><text:span text:style-name="T17">######</text:span> </text:p>
        </text:list-header>
        <text:list-item>
          <text:p text:style-name="P19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2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ext:soft-page-break/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4442745821881617885" text:style-name="L8">
              <text:list-item>
                <text:p text:style-name="P24">open</text:p>
              </text:list-item>
              <text:list-item>
                <text:p text:style-name="P24">select → mov files lines</text:p>
              </text:list-item>
            </text:list>
          </table:table-cell>
        </table:table-row>
      </table:table>
      <text:p text:style-name="P2"/>
      <text:list xml:id="list1080639983898841260" text:style-name="L9">
        <text:list-item>
          <text:list>
            <text:list-item>
              <text:p text:style-name="P33">prep</text:p>
            </text:list-item>
          </text:list>
        </text:list-item>
      </text:list>
      <text:list xml:id="list28807862" text:continue-list="list28801753" text:style-name="L1">
        <text:list-item>
          <text:list>
            <text:list-item>
              <text:list>
                <text:list-item>
                  <text:p text:style-name="P35">“表示方法”　=&gt;　”詳細”</text:p>
                </text:list-item>
                <text:list-item>
                  <text:p text:style-name="P35">sort → column “種類”</text:p>
                </text:list-item>
                <text:list-item>
                  <text:p text:style-name="P35">select : mov files</text:p>
                </text:list-item>
              </text:list>
            </text:list-item>
            <text:list-item>
              <text:p text:style-name="P32">move</text:p>
              <text:list>
                <text:list-item>
                  <text:list>
                    <text:list-item>
                      <text:p text:style-name="P32">from : C:\WORKS_2\WS\WS_Cake_IFM11\iphone</text:p>
                    </text:list-item>
                    <text:list-item>
                      <text:p text:style-name="P32">to : C:\WORKS_2\WS\WS_Cake_IFM11</text:p>
                    </text:list-item>
                  </text:list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↑ (move dir upward)</text:span></text:p>
                </text:list-item>
                <text:list-item>
                  <text:p text:style-name="P35">C – v (paste)</text:p>
                </text:list-item>
              </text:list>
            </text:list-item>
            <text:list-item>
              <text:p text:style-name="P32">exec : get_folder_list.[v.2].20190210_091405.rb</text:p>
              <text:list>
                <text:list-item>
                  <text:p text:style-name="P32">“g” (select the ruby file)</text:p>
                </text:list-item>
                <text:list-item>
                  <text:p text:style-name="P32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8787860" text:continue-list="list4442745821881617885" text:style-name="L8">
              <text:list-item>
                <text:p text:style-name="P34">open</text:p>
              </text:list-item>
              <text:list-item>
                <text:p text:style-name="P34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946671489208535827" text:style-name="L10">
              <text:list-item>
                <text:p text:style-name="P25">select “ip” tab </text:p>
              </text:list-item>
              <text:list-item>
                <text:p text:style-name="P25">“1<text:tab/>get_4_Corners” ==&gt; click</text:p>
              </text:list-item>
              <text:list-item>
                <text:p text:style-name="P25">buttons</text:p>
                <text:list>
                  <text:list-item>
                    <text:p text:style-name="P25">“Open dir”</text:p>
                  </text:list-item>
                  <text:list-item>
                    <text:p text:style-name="P25">“Prep” </text:p>
                  </text:list-item>
                </text:list>
              </text:list-item>
              <text:list-item>
                <text:p text:style-name="P25"><office:annotation office:name="__Annotation__3934_300670682"><dc:creator>iwabuchi ken</dc:creator><dc:date>2020-01-04T11:11:12.29</dc:date><text:p text:style-name="P46"><text:span text:style-name="T18">files in “images” dir</text:span></text:p><text:p text:style-name="P46"><text:span text:style-name="T18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5">files in “images” dir ==&gt; no gray areas</text:p>
                  </text:list-item>
                </text:list>
              </text:list-item>
              <text:list-item>
                <text:p text:style-name="P36">“Gen Cake csv” <text:span text:style-name="T14">######</text:span>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6153974974716116024" text:style-name="L11">
              <text:list-item>
                <text:p text:style-name="P26">C:\WORKS_2\WS\WS_Others.Art\JVEMV6\46_art\VIRTUAL\Admin_Projects\ip\data\csv</text:p>
              </text:list-item>
            </text:list>
            <text:list xml:id="list28807183" text:continue-list="list946671489208535827" text:style-name="L10">
              <text:list-item>
                <text:p text:style-name="P25">e_entries.ods </text:p>
              </text:list-item>
            </text:list>
          </table:table-cell>
        </table:table-row>
      </table:table>
      <text:list xml:id="list28795415" text:continue-list="list28807862" text:style-name="L1">
        <text:list-item>
          <text:list>
            <text:list-item>
              <text:p text:style-name="P32">gen-ed text file</text:p>
              <text:list>
                <text:list-item>
                  <text:p text:style-name="P32"><text:soft-page-break/>open</text:p>
                </text:list-item>
                <text:list-item>
                  <text:p text:style-name="P32">select → mov files lines</text:p>
                </text:list-item>
              </text:list>
            </text:list-item>
          </text:list>
        </text:list-item>
        <text:list-item>
          <text:p text:style-name="P18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2">select “ip” tab</text:p>
            </text:list-item>
            <text:list-item>
              <text:p text:style-name="P32">“1<text:tab/>get_4_Corners” ==&gt; click</text:p>
            </text:list-item>
            <text:list-item>
              <text:p text:style-name="P32">buttons</text:p>
              <text:list>
                <text:list-item>
                  <text:p text:style-name="P32">“Open dir”</text:p>
                </text:list-item>
                <text:list-item>
                  <text:p text:style-name="P32">“Prep”</text:p>
                </text:list-item>
              </text:list>
            </text:list-item>
            <text:list-item>
              <text:p text:style-name="P32">copied ? → at C:\WORKS_2\WS\WS_Others.Art\JVEMV6\46_art\VIRTUAL\Admin_Projects\ip\images</text:p>
            </text:list-item>
            <text:list-item>
              <text:p text:style-name="P32">“Gen Cake csv”</text:p>
            </text:list-item>
          </text:list>
          <text:p text:style-name="P37">----------------------------------------------------------------------------</text:p>
        </text:list-item>
        <text:list-item>
          <text:p text:style-name="P37">mov files <text:span text:style-name="T14">######</text:span> </text:p>
          <text:list>
            <text:list-item>
              <text:p text:style-name="P19">mov files ==&gt; back to folder </text:p>
              <text:p text:style-name="P19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7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8804999" text:continue-numbering="true" text:style-name="L1">
        <text:list-item>
          <text:list>
            <text:list-header>
              <text:p text:style-name="P37"/>
            </text:list-header>
            <text:list-item>
              <text:p text:style-name="P37">to ==&gt; vlc player </text:p>
              <text:list>
                <text:list-item>
                  <text:p text:style-name="P37">“<text:span text:style-name="T1">メディアライブラリ</text:span>”</text:p>
                </text:list-item>
                <text:list-item>
                  <text:p text:style-name="P37">right click &gt; “<text:span text:style-name="T1">フォルダーを追加</text:span>”</text:p>
                </text:list-item>
                <text:list-item>
                  <text:p text:style-name="P37">choose → “C:\WORKS_2\WS\WS_Cake_IFM11\iphone” </text:p>
                  <text:list>
                    <text:list-item>
                      <text:p text:style-name="P32">from : <text:tab/>C:\WORKS_2\WS\WS_Cake_IFM11</text:p>
                    </text:list-item>
                    <text:list-item>
                      <text:p text:style-name="P32">back to C:\WORKS_2\WS\WS_Cake_IFM11\iphone</text:p>
                    </text:list-item>
                  </text:list>
                </text:list-item>
                <text:list-item>
                  <text:p text:style-name="P32">select files</text:p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← (back to iphone folder)</text:span>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C – v (paste)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mov files ==&gt; to vlc player</text:p>
                  <text:list>
                    <text:list-item>
                      <text:p text:style-name="P35">drag &amp; drop</text:p>
                    </text:list-item>
                    <text:list-item>
                      <text:p text:style-name="P35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5">explorer</text:p>
                  <text:list>
                    <text:list-item>
                      <text:p text:style-name="P35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34</dc:date><text:p text:style-name="P46"><text:span text:style-name="T18">after : “gen csv” → done</text:span></text:p></office:annotation>close<office:annotation-end office:name="__Annotation__478_470973970"/></text:p>
            <text:list xml:id="list3822567990180334055" text:style-name="L12">
              <text:list-item>
                <text:p text:style-name="P27"><text:soft-page-break/>folders <text:span text:style-name="T14">######</text:span> </text:p>
                <text:list>
                  <text:list-item>
                    <text:p text:style-name="P27">“images”</text:p>
                  </text:list-item>
                  <text:list-item>
                    <text:p text:style-name="P27">“images.corners”</text:p>
                  </text:list-item>
                </text:list>
              </text:list-item>
              <text:list-item>
                <text:p text:style-name="P27">text files</text:p>
                <text:list>
                  <text:list-item>
                    <text:p text:style-name="P27">“11-0) update date.txt”</text:p>
                  </text:list-item>
                </text:list>
              </text:list-item>
              <text:list-item>
                <text:p text:style-name="P40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8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8793313" text:continue-list="list28804999" text:style-name="L1">
        <text:list-item>
          <text:p text:style-name="P32">image files ==&gt; orientation</text:p>
        </text:list-item>
        <text:list-item>
          <text:p text:style-name="P32">close</text:p>
          <text:list>
            <text:list-item>
              <text:p text:style-name="P32">folders</text:p>
              <text:list>
                <text:list-item>
                  <text:p text:style-name="P32">“images”</text:p>
                </text:list-item>
                <text:list-item>
                  <text:p text:style-name="P32">“images.corners”</text:p>
                </text:list-item>
              </text:list>
            </text:list-item>
            <text:list-item>
              <text:p text:style-name="P32">text files</text:p>
              <text:list>
                <text:list-item>
                  <text:p text:style-name="P32">11-0) update date.txt</text:p>
                </text:list-item>
              </text:list>
            </text:list-item>
            <text:list-item>
              <text:p text:style-name="P18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8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8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9">csv files → open (<text:span text:style-name="T8">2</text:span><office:annotation office:name="__Annotation__852_10646423"><dc:creator>iwabuchi ken</dc:creator><dc:date>2019-11-23T12:26:34.34</dc:date><text:p text:style-name="P46"><text:span text:style-name="T18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2">e_entries.ods</text:p>
            </text:list-item>
            <text:list-item>
              <text:p text:style-name="P19">entries.XXX.csv</text:p>
            </text:list-item>
          </text:list>
        </text:list-item>
        <text:list-item>
          <text:p text:style-name="P19">e_entries.ods</text:p>
          <text:list>
            <text:list-item>
              <text:p text:style-name="P19">C/P</text:p>
              <text:list>
                <text:list-item>
                  <text:list>
                    <text:list-item>
                      <text:p text:style-name="P19">from : entries.XXX.csv</text:p>
                    </text:list-item>
                    <text:list-item>
                      <text:p text:style-name="P19">to : e_entries.ods</text:p>
                    </text:list-item>
                  </text:list>
                </text:list-item>
                <text:list-item>
                  <text:p text:style-name="P30">steps</text:p>
                  <text:list>
                    <text:list-item>
                      <text:p text:style-name="P30">entries.XXX.csv</text:p>
                      <text:list>
                        <text:list-item>
                          <text:p text:style-name="P30">select range</text:p>
                        </text:list-item>
                        <text:list-item>
                          <text:p text:style-name="P30">C – c (copy)</text:p>
                        </text:list-item>
                        <text:list-item>
                          <text:p text:style-name="P30">C – w (close file)</text:p>
                        </text:list-item>
                      </text:list>
                    </text:list-item>
                    <text:list-item>
                      <text:p text:style-name="P30">e_entries.ods</text:p>
                      <text:list>
                        <text:list-item>
                          <text:p text:style-name="P30">C - “*” (select the range)</text:p>
                        </text:list-item>
                        <text:list-item>
                          <text:p text:style-name="P30">Del (delete)</text:p>
                        </text:list-item>
                        <text:list-item>
                          <text:p text:style-name="P30">C – s (save)</text:p>
                        </text:list-item>
                        <text:list-item>
                          <text:p text:style-name="P30">C – Home (goto cell A1)</text:p>
                        </text:list-item>
                        <text:list-item>
                          <text:p text:style-name="P30">C – S – v (paste value)</text:p>
                        </text:list-item>
                        <text:list-item>
                          <text:p text:style-name="P30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mov file names</text:p>
              <text:list>
                <text:list-item>
                  <text:p text:style-name="P30">Copy</text:p>
                </text:list-item>
                <text:list-item>
                  <text:p text:style-name="P30">directory_list.XXX.txt ==&gt; close</text:p>
                </text:list-item>
                <text:list-item>
                  <text:p text:style-name="P30">Paste</text:p>
                </text:list-item>
              </text:list>
            </text:list-item>
            <text:list-item>
              <text:p text:style-name="P30"><text:soft-page-break/>col “no” → fill</text:p>
              <text:list>
                <text:list-item>
                  <text:p text:style-name="P30">in the cell → “=+XXX”</text:p>
                </text:list-item>
                <text:list-item>
                  <text:p text:style-name="P30">C/P to → oth<text:span text:style-name="T1">er cells</text:span></text:p>
                </text:list-item>
                <text:list-item>
                  <text:p text:style-name="P35">C – c &gt; C – S – v (paste values)</text:p>
                </text:list-item>
                <text:list-item>
                  <text:p text:style-name="P35">C - ↓ (move to the bottom cell)</text:p>
                </text:list-item>
                <text:list-item>
                  <text:p text:style-name="P35">C – S - ↑ (select the entire cells)</text:p>
                </text:list-item>
                <text:list-item>
                  <text:p text:style-name="P35">C – S – v (paste values)</text:p>
                </text:list-item>
              </text:list>
            </text:list-item>
            <text:list-item>
              <text:p text:style-name="P31">col E → cleared ? (no “=FXX” formula ?)</text:p>
            </text:list-item>
            <text:list-item>
              <text:p text:style-name="P31">range values → update</text:p>
              <text:list>
                <text:list-item>
                  <text:p text:style-name="P31">cell C206 → select</text:p>
                </text:list-item>
                <text:list-item>
                  <text:p text:style-name="P31">enter → new value</text:p>
                </text:list-item>
                <text:list-item>
                  <text:p text:style-name="P31">S - ↑ (select 2 cells)</text:p>
                </text:list-item>
                <text:list-item>
                  <text:p text:style-name="P31">C – c &gt; C - ↑ (copy, move to the top)</text:p>
                </text:list-item>
                <text:list-item>
                  <text:p text:style-name="P31">C – S – v &gt; Ret (paste value)</text:p>
                </text:list-item>
                <text:list-item>
                  <text:p text:style-name="P31">C - ↓ x 2 (move to → top of the indicator cells)</text:p>
                </text:list-item>
                <text:list-item>
                  <text:p text:style-name="P31">C – S - ↓ x 3 (select → indicator cells)</text:p>
                </text:list-item>
                <text:list-item>
                  <text:p text:style-name="P31">C – f &gt; - v &gt; S - ← x 2 &gt; C – x &gt; Tab &gt; C – v (replace dialog, set in each box)</text:p>
                </text:list-item>
                <text:list-item>
                  <text:p text:style-name="P31">M – o &gt; - u &gt; - l &gt; -u &gt; Esc (replace)</text:p>
                </text:list-item>
                <text:list-item>
                  <text:p text:style-name="P31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1516666865308636947" text:style-name="L13">
              <text:list-item>
                <text:p text:style-name="P28">blank cells <text:s/></text:p>
                <text:list>
                  <text:list-item>
                    <text:p text:style-name="P28">blank, same-content cells</text:p>
                  </text:list-item>
                  <text:list-item>
                    <text:p text:style-name="P28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810069" text:continue-numbering="true" text:style-name="L13">
              <text:list-item>
                <text:p text:style-name="P28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798003" text:continue-numbering="true" text:style-name="L13">
              <text:list-item>
                <text:p text:style-name="P28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786168" text:continue-numbering="true" text:style-name="L13">
              <text:list-item>
                <text:p text:style-name="P28">video files </text:p>
                <text:list>
                  <text:list-item>
                    <text:p text:style-name="P28">vlc</text:p>
                    <text:list>
                      <text:list-item>
                        <text:p text:style-name="P28">play the fil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g-XXXX ==&gt; write</text:p>
                      </text:list-item>
                    </text:list>
                  </text:list-item>
                  <text:list-item>
                    <text:p text:style-name="P28">text file</text:p>
                    <text:list>
                      <text:list-item>
                        <text:p text:style-name="P28">copy the target lin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paste</text:p>
                      </text:list-item>
                      <text:list-item>
                        <text:p text:style-name="P28">replace “,” with “ “ (space) → between “<text:span text:style-name="T6">et-7” and “patt</text:span>”</text:p>
                      </text:list-item>
                      <text:list-item>
                        <text:p text:style-name="P28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ext:soft-page-break/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81082828350867176" text:style-name="L14">
              <text:list-item>
                <text:p text:style-name="P39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9">modify date → “2019/11/13 08:02:47.000”</text:p>
                <text:list>
                  <text:list-item>
                    <text:p text:style-name="P39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8815292" text:continue-list="list28793313" text:style-name="L1">
        <text:list-item>
          <text:list>
            <text:list-item>
              <text:p text:style-name="P32">memos → add</text:p>
              <text:list>
                <text:list-item>
                  <text:p text:style-name="P32">blank cells</text:p>
                  <text:list>
                    <text:list-item>
                      <text:p text:style-name="P32">blank, same-content cells</text:p>
                    </text:list-item>
                    <text:list-item>
                      <text:p text:style-name="P32">discrete ones</text:p>
                    </text:list-item>
                  </text:list>
                </text:list-item>
                <text:list-item>
                  <text:p text:style-name="P32">“:m XXX”</text:p>
                </text:list-item>
                <text:list-item>
                  <text:p text:style-name="P32">music memos</text:p>
                </text:list-item>
                <text:list-item>
                  <text:p text:style-name="P32">video files</text:p>
                  <text:list>
                    <text:list-item>
                      <text:p text:style-name="P32">vlc</text:p>
                      <text:list>
                        <text:list-item>
                          <text:p text:style-name="P32">play the fil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g-XXXX ==&gt; write</text:p>
                        </text:list-item>
                      </text:list>
                    </text:list-item>
                    <text:list-item>
                      <text:p text:style-name="P32">text file</text:p>
                      <text:list>
                        <text:list-item>
                          <text:p text:style-name="P32">copy the target lin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paste</text:p>
                        </text:list-item>
                        <text:list-item>
                          <text:p text:style-name="P32">replace “,” with “ “ (space) → between “<text:span text:style-name="T6">et-7” and “patt</text:span>”</text:p>
                        </text:list-item>
                        <text:list-item>
                          <text:p text:style-name="P32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col E → location ==&gt; register ?</text:p>
            </text:list-item>
          </text:list>
        </text:list-item>
        <text:list-item>
          <text:p text:style-name="P32">“6<text:tab/>open csv file”</text:p>
        </text:list-item>
        <text:list-item>
          <text:p text:style-name="P32">“7<text:tab/>insert to db” ~~ “18<text:tab/>copy image files”</text:p>
        </text:list-item>
        <text:list-item>
          <text:p text:style-name="P32"><office:annotation><dc:creator>iwabuchi ken</dc:creator><dc:date>2019-10-26T08:31:05.37</dc:date><text:p text:style-name="P46"><text:span text:style-name="T18">done in “15) close-apps.bat”</text:span></text:p></office:annotation>mov files → move</text:p>
          <text:list>
            <text:list-item>
              <text:p text:style-name="P32">from : C:\WORKS_2\WS\WS_Cake_IFM11\iphone_to_upload</text:p>
            </text:list-item>
            <text:list-item>
              <text:p text:style-name="P32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8788909" text:continue-numbering="true" text:style-name="L1">
        <text:list-item>
          <text:p text:style-name="P19">closing </text:p>
          <text:list>
            <text:list-item>
              <text:p text:style-name="P19">gt, kb memos → register (optional)</text:p>
              <text:list>
                <text:list-item>
                  <text:p text:style-name="P19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37</dc:date><text:p text:style-name="P46"><text:span text:style-name="T1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ext:soft-page-break/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8805342" text:continue-numbering="true" text:style-name="L1">
        <text:list-item>
          <text:list>
            <text:list-item>
              <text:p text:style-name="P19">git </text:p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8796465" text:continue-numbering="true" text:style-name="L1">
        <text:list-item>
          <text:list>
            <text:list-header>
              <text:p text:style-name="P41"><text:span text:style-name="T17">######</text:span> </text:p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37</dc:date><text:p text:style-name="P46"><text:span text:style-name="T19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rows-spanned="3" table:number-columns-spanned="2" office:value-type="string">
            <text:p text:style-name="P9"/>
            <text:p text:style-name="P9">git</text:p>
          </table:table-cell>
          <table:covered-table-cell/>
          <table:table-cell table:style-name="表11.C2" office:value-type="string">
            <text:p text:style-name="P14">C:\WORKS_2\WS\WS_Cake_IFM11\commands\9-2)_git-commit_register-guitar-file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1">C:\WORKS_2\Utils\commands\push_cakeifm11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6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6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6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6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6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able:table-row>
          <table:table-cell table:style-name="表11.A6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3">
            <text:p text:style-name="P9"/>
          </table:table-cell>
          <table:table-cell table:style-name="表11.B13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6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8800949" text:continue-numbering="true" text:style-name="L1">
        <text:list-header>
          <text:p text:style-name="P41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8802351" text:continue-numbering="true" text:style-name="L1">
        <text:list-item>
          <text:p text:style-name="P19"/>
        </text:list-item>
      </text:list>
      <text:p text:style-name="P1">/ ------------------------------------------------------------ [STEPS : ops] 20191006_070127 /</text:p>
      <text:p text:style-name="P1"><text:soft-page-break/></text:p>
      <text:p text:style-name="P1">---------------------------------------------- [STEPS : ops : voice-memos] 20191111_095015</text:p>
      <text:list xml:id="list7897692358624178064" text:style-name="L15">
        <text:list-item>
          <text:p text:style-name="P29">C:\Users\iwabuchiken\Music\iTunes\iTunes Media\Voice Memos</text:p>
        </text:list-item>
        <text:list-item>
          <text:p text:style-name="P29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3-08T08:58:25.31</dc:date>
    <dc:creator>iwabuchi ken</dc:creator>
    <meta:editing-duration>P9DT3H54M29S</meta:editing-duration>
    <meta:editing-cycles>301</meta:editing-cycles>
    <meta:generator>OpenOffice/4.1.3$Win32 OpenOffice.org_project/413m1$Build-9783</meta:generator>
    <meta:document-statistic meta:table-count="15" meta:image-count="0" meta:object-count="0" meta:page-count="10" meta:paragraph-count="330" meta:word-count="1503" meta:character-count="8671"/>
  </office:meta>
</office:document-meta>
</file>